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nnuyé par Miss Watson qui veut lui enseigner les bonnes manières et las de la brutalité de son ivrogne de père, le jeune Huckleberry Finn, dit Huck, décide de fuguer à bord d'un radeau sur le fleuve Mississipi. Il est bientôt rejoint par Jim, un esclave en fuite. Les péripéties s'enchaînent jusqu'au jour où le Roi et le Duc, une incorrigible paire d'artistes arnaqueurs, prennent possession de leur embarcation. Après de nombreuses difficultés, Huck et Jim échappent à leurs bourreaux, grâce à l'aide d'une vieille connaissance de Huck, un certain... Tom Sawyer !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1T11:07:26.875000000</dc:date>
    <meta:editing-duration>PT4S</meta:editing-duration>
    <meta:editing-cycles>1</meta:editing-cycles>
    <meta:document-statistic meta:table-count="0" meta:image-count="0" meta:object-count="0" meta:page-count="1" meta:paragraph-count="1" meta:word-count="93" meta:character-count="567" meta:non-whitespace-character-count="474"/>
    <meta:generator>LibreOffice/7.3.7.2$Windows_X86_64 LibreOffice_project/e114eadc50a9ff8d8c8a0567d6da8f454beeb84f</meta:generator>
  </office:meta>
</office:document-meta>
</file>